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.967cm"/>
          <style:tab-stop style:position="17.5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7.436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7.45cm" style:type="right"/>
        </style:tab-stops>
      </style:paragraph-properties>
    </style:style>
    <style:style style:name="P6" style:family="paragraph" style:parent-style-name="Standard">
      <style:paragraph-properties fo:text-align="start" style:justify-single-word="false">
        <style:tab-stops>
          <style:tab-stop style:position="17.41cm" style:type="right"/>
        </style:tab-stops>
      </style:paragraph-properties>
    </style:style>
    <style:style style:name="P7" style:family="paragraph" style:parent-style-name="Standard">
      <style:paragraph-properties fo:text-align="start" style:justify-single-word="false">
        <style:tab-stops>
          <style:tab-stop style:position="17.436cm" style:type="right"/>
        </style:tab-stops>
      </style:paragraph-properties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8" style:family="paragraph" style:parent-style-name="Standard">
      <style:paragraph-properties fo:text-align="start" style:justify-single-word="false">
        <style:tab-stops>
          <style:tab-stop style:position="17.436cm" style:type="right"/>
        </style:tab-stops>
      </style:paragraph-properties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17.5cm" style:type="right"/>
        </style:tab-stops>
      </style:paragraph-properties>
      <style:text-properties fo:font-variant="small-caps"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weight="bold" style:font-weight-asian="bold" style:font-weight-complex="bold"/>
    </style:style>
    <style:style style:name="P11" style:family="paragraph" style:parent-style-name="Standard" style:list-style-name="WWNum7">
      <style:paragraph-properties fo:text-align="center" style:justify-single-word="false">
        <style:tab-stops>
          <style:tab-stop style:position="17.5cm" style:type="right"/>
        </style:tab-stops>
      </style:paragraph-properties>
    </style:style>
    <style:style style:name="P12" style:family="paragraph" style:parent-style-name="Standard" style:list-style-name="WWNum7">
      <style:paragraph-properties fo:text-align="center" style:justify-single-word="false">
        <style:tab-stops>
          <style:tab-stop style:position="17.5cm" style:type="right"/>
        </style:tab-stops>
      </style:paragraph-properties>
      <style:text-properties fo:font-size="13pt" fo:font-weight="bold" style:font-size-asian="13pt" style:font-weight-asian="bold" style:font-size-complex="13pt"/>
    </style:style>
    <style:style style:name="P13" style:family="paragraph" style:parent-style-name="Standard" style:list-style-name="WWNum7" style:master-page-name="Standard">
      <style:paragraph-properties fo:text-align="center" style:justify-single-word="false" style:page-number="1">
        <style:tab-stops>
          <style:tab-stop style:position="17.5cm" style:type="right"/>
        </style:tab-stops>
      </style:paragraph-properties>
      <style:text-properties fo:font-variant="small-caps" fo:font-size="14pt" fo:font-weight="bold" style:font-size-asian="14pt" style:font-weight-asian="bold" style:font-size-complex="14pt"/>
    </style:style>
    <style:style style:name="P14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</style:style>
    <style:style style:name="P15" style:family="paragraph" style:parent-style-name="Standard" style:list-style-name="WWNum4">
      <style:paragraph-properties fo:margin-left="1.27cm" fo:margin-right="0cm" fo:text-align="start" style:justify-single-word="false" fo:text-indent="-0.635cm" style:auto-text-indent="false"/>
    </style:style>
    <style:style style:name="P1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>
        <style:tab-stops>
          <style:tab-stop style:position="7.064cm"/>
        </style:tab-stops>
      </style:paragraph-properties>
      <style:text-properties style:font-name="Calibri1" fo:font-weight="bold" style:font-weight-asian="bold" style:font-weight-complex="bold"/>
    </style:style>
    <style:style style:name="P18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/>
      <style:text-properties style:font-name="Calibri1" fo:font-weight="bold" style:font-weight-asian="bold" style:font-weight-complex="bold"/>
    </style:style>
    <style:style style:name="P19" style:family="paragraph" style:parent-style-name="Standard" style:list-style-name="WWNum2">
      <style:paragraph-properties fo:margin-left="0.75cm" fo:margin-right="0cm" fo:text-align="start" style:justify-single-word="false" fo:text-indent="-0.75cm" style:auto-text-indent="false"/>
      <style:text-properties fo:font-weight="bold" style:font-weight-asian="bold" style:font-weight-complex="bold"/>
    </style:style>
    <style:style style:name="P20" style:family="paragraph" style:parent-style-name="Standard" style:list-style-name="WWNum2">
      <style:paragraph-properties fo:margin-left="0.75cm" fo:margin-right="0cm" fo:text-align="start" style:justify-single-word="false" fo:text-indent="-0.75cm" style:auto-text-indent="false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variant="normal" fo:text-transform="none" fo:color="#201f1e" fo:font-size="12pt" fo:letter-spacing="normal" fo:font-style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2">
          <style:column style:rel-width="32769*" fo:start-indent="0cm" fo:end-indent="0cm"/>
          <style:column style:rel-width="32766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02967536095818157" text:style-name="WWNum7">
        <text:list-item>
          <text:p text:style-name="P13">Francis Bouchard</text:p>
        </text:list-item>
        <text:list-item>
          <text:p text:style-name="P11">424 B chemin saint louis, Beauharnois (Québec) J6N 2K4</text:p>
        </text:list-item>
        <text:list-item>
          <text:p text:style-name="P12">defense89@hotmail.com <text:s text:c="5"/></text:p>
        </text:list-item>
        <text:list-item>
          <text:p text:style-name="P11"><text:span text:style-name="T1">450-225-1626</text:span><text:span text:style-name="T3"><text:line-break/> <text:s/></text:span><text:span text:style-name="T2">450-268-4845</text:span><text:span text:style-name="T4"> </text:span><text:s/></text:p>
        </text:list-item>
      </text:list>
      <text:p text:style-name="P1"/>
      <text:p text:style-name="P9"><text:s text:c="5"/>Formations</text:p>
      <text:p text:style-name="P2"/>
      <text:p text:style-name="P4"><text:span text:style-name="T3">AEC en Programmeur-analyste orienté internet,</text:span> Collège CDI, Longueuil.<text:tab/>2018-2021</text:p>
      <text:p text:style-name="P7"/>
      <text:p text:style-name="P4"><text:span text:style-name="T3">Études collégiales non terminées en informatique</text:span>, Cégep de Valleyfield. <text:s/><text:tab/>1997-1999</text:p>
      <text:p text:style-name="P7"/>
      <text:p text:style-name="P4"><text:span text:style-name="T3">Diplôme d'études secondaires</text:span>, École secondaire des Patriotes-de-Beauharnois <text:tab/>1991-1996 </text:p>
      <text:p text:style-name="P8"/>
      <text:p text:style-name="P9">Expériences Professionnelles</text:p>
      <text:p text:style-name="P6"><text:span text:style-name="T3">Programmeur-analyste chez Nutrisimple </text:span><text:tab/> juin 2021- Actuel</text:p>
      <text:list xml:id="list4134518696303590947" text:style-name="WWNum3">
        <text:list-item>
          <text:p text:style-name="P14">Supporter les usager du système et ajout de nouvelles fonctionnalité</text:p>
        </text:list-item>
        <text:list-item>
          <text:p text:style-name="P14">sortir les rapport des clients demandés (SQL), rechercher dans les archives pour sortir de l'information.</text:p>
        </text:list-item>
        <text:list-item>
          <text:p text:style-name="P14">Participation a un développement agile et rencontre chaque matin. (Scrum)</text:p>
        </text:list-item>
        <text:list-item>
          <text:p text:style-name="P14">Analyser les disfonctionnement du système et produire le code pour le contrer.</text:p>
        </text:list-item>
        <text:list-item>
          <text:p text:style-name="P14">Développement back-end d'application API sur un nouveau projet</text:p>
        </text:list-item>
        <text:list-item>
          <text:p text:style-name="P14">programmation de script SSIS pour mise a jour de base de donnée</text:p>
        </text:list-item>
        <text:list-item>
          <text:p text:style-name="P14">Développement front-end pour l'appel de l'API pour le nouveau projet.</text:p>
          <text:p text:style-name="P14"/>
        </text:list-item>
      </text:list>
      <text:p text:style-name="P5"><text:span text:style-name="T6">Stage en milieu de travaille chez Nutrisimple (3 mois) <text:s text:c="88"/></text:span><text:span text:style-name="T8">2021</text:span><text:span text:style-name="T6"><text:tab/></text:span></text:p>
      <text:list xml:id="list3665606973150506343" text:style-name="WWNum1">
        <text:list-item>
          <text:p text:style-name="P16">rendre responsive certains aspects du site privé</text:p>
        </text:list-item>
        <text:list-item>
          <text:p text:style-name="P16">ajout de fonctionnalitées et de menus a choix multiple sur le site privé.</text:p>
        </text:list-item>
        <text:list-item>
          <text:p text:style-name="P16">travaille d'équipe sur le site publique</text:p>
          <text:p text:style-name="P16"/>
        </text:list-item>
      </text:list>
      <text:p text:style-name="P6"><text:span text:style-name="T3">Chef d'équipe, </text:span><text:span text:style-name="T5">Impact détail, Terrebonne</text:span><text:tab/>2007-2021</text:p>
      <text:list xml:id="list5772437418614922998" text:style-name="WWNum4">
        <text:list-item>
          <text:p text:style-name="P15">Superviser l'exécution des tâches et remplir les rapports de travaux à la fin du quart de travail </text:p>
        </text:list-item>
        <text:list-item>
          <text:p text:style-name="P15">Établir les priorités et assigner des tâches aux membres de l’équipe </text:p>
        </text:list-item>
        <text:list-item>
          <text:p text:style-name="P15">Établir un lien avec le gérant du magasin afin de pouvoir faire les travaux demandés.</text:p>
        </text:list-item>
        <text:list-item>
          <text:p text:style-name="P15">Gérer un réagencement d'une allée complète d’épicerie. </text:p>
        </text:list-item>
      </text:list>
      <text:p text:style-name="P9"><text:s/>Compétences Informatiques</text:p>
      <text:section text:style-name="Sect1" text:name="TextSection">
        <text:list xml:id="list5726670350184160909" text:style-name="WWNum2">
          <text:list-item>
            <text:p text:style-name="P17"><text:span text:style-name="T7">HTML5,CSS3,TS , VueJS , JavaScript</text:span><text:tab/></text:p>
          </text:list-item>
          <text:list-item>
            <text:p text:style-name="P18"><text:span text:style-name="T7">très bonne connaissances dans les systèmes de gestion de base de données relationnelle SQL</text:span> </text:p>
          </text:list-item>
          <text:list-item>
            <text:p text:style-name="P18"><text:span text:style-name="T7">très bonne connaissances avec la programmation orientée objet (C#</text:span> Asp.Net Mvc, Java)</text:p>
          </text:list-item>
        </text:list>
        <text:p text:style-name="P10"/>
        <text:p text:style-name="P10"/>
        <text:list xml:id="list28667649" text:continue-numbering="true" text:style-name="WWNum2">
          <text:list-item>
            <text:p text:style-name="P19">débrouillard et autodidacte</text:p>
          </text:list-item>
          <text:list-item>
            <text:p text:style-name="P19">rapidité d'acquisition de connaissances</text:p>
          </text:list-item>
          <text:list-item>
            <text:p text:style-name="P19">Bonne capacité d'analyse</text:p>
          </text:list-item>
          <text:list-item>
            <text:p text:style-name="P19">ponctuel et fiable</text:p>
          </text:list-item>
          <text:list-item>
            <text:p text:style-name="P19">Aime le travaille d'équipe</text:p>
            <text:p text:style-name="P20"/>
          </text:list-item>
        </text:list>
      </text:section>
      <text:section text:style-name="Sect2" text:name="Section1"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fr" fo:country="CA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.762cm" fo:margin-right="0cm" fo:margin-top="0.423cm" fo:margin-bottom="0.212cm" fo:line-height="100%" fo:text-indent="-0.762cm" style:auto-text-indent="false" fo:keep-with-next="always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date>2023-08-14T08:40:49.68</dc:date>
    <dc:creator>def </dc:creator>
    <meta:editing-duration>PT1H32M57S</meta:editing-duration>
    <meta:editing-cycles>16</meta:editing-cycles>
    <meta:printed-by>def </meta:printed-by>
    <meta:print-date>2021-07-10T09:58:22.61</meta:print-date>
    <meta:document-statistic meta:table-count="0" meta:image-count="0" meta:object-count="0" meta:page-count="1" meta:paragraph-count="35" meta:word-count="291" meta:character-count="2054"/>
  </office:meta>
</office:document-meta>
</file>